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4.211cm" svg:height="24.868cm" svg:x="13.896cm" svg:y="1.96cm">
            <draw:object draw:notify-on-update-of-ranges="Sheet1.A3:Sheet1.A17 Sheet1.A3:Sheet1.A17 Sheet1.B2:Sheet1.B2 Sheet1.B3:Sheet1.B17 Sheet1.A3:Sheet1.A17 Sheet1.C2:Sheet1.C2 Sheet1.C3:Sheet1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0.475cm" svg:height="25.632cm" svg:x="13.794cm" svg:y="27.785cm">
            <draw:object draw:notify-on-update-of-ranges="Sheet1.A72:Sheet1.A85 Sheet1.B72:Sheet1.B8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3.922cm" svg:height="16.628cm" svg:x="15.171cm" svg:y="56.259cm">
            <draw:object draw:notify-on-update-of-ranges="Sheet1.A125:Sheet1.A125 Sheet1.A126:Sheet1.A138 Sheet1.B125:Sheet1.B125 Sheet1.B126:Sheet1.B1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3.701cm" svg:height="18.912cm" svg:x="15.171cm" svg:y="76.366cm">
            <draw:object draw:notify-on-update-of-ranges="Sheet1.A177:Sheet1.A178 Sheet1.A179:Sheet1.A191 Sheet1.B177:Sheet1.B178 Sheet1.B179:Sheet1.B19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4.445cm" svg:height="23.986cm" svg:x="13.078cm" svg:y="97.43cm">
            <draw:object draw:notify-on-update-of-ranges="Sheet1.A177:Sheet1.A178 Sheet1.A179:Sheet1.A191 Sheet1.B177:Sheet1.B178 Sheet1.B179:Sheet1.B191 Sheet1.A126:Sheet1.A138 Sheet1.B126:Sheet1.B13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Sort</text:p>
          </table:table-cell>
          <table:table-cell office:value-type="string" calcext:value-type="string">
            <text:p>qSor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71" calcext:value-type="float">
            <text:p>217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46" calcext:value-type="float">
            <text:p>2546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93" calcext:value-type="float">
            <text:p>3593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67" calcext:value-type="float">
            <text:p>3867</text:p>
          </table:table-cell>
          <table:table-cell office:value-type="float" office:value="3554" calcext:value-type="float">
            <text:p>35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4648" calcext:value-type="float">
            <text:p>46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77" calcext:value-type="float">
            <text:p>4277</text:p>
          </table:table-cell>
          <table:table-cell office:value-type="float" office:value="4843" calcext:value-type="float">
            <text:p>48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75" calcext:value-type="float">
            <text:p>5375</text:p>
          </table:table-cell>
          <table:table-cell office:value-type="float" office:value="5781" calcext:value-type="float">
            <text:p>57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25" calcext:value-type="float">
            <text:p>8125</text:p>
          </table:table-cell>
          <table:table-cell office:value-type="float" office:value="11562" calcext:value-type="float">
            <text:p>1156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937" calcext:value-type="float">
            <text:p>60937</text:p>
          </table:table-cell>
          <table:table-cell office:value-type="float" office:value="79687" calcext:value-type="float">
            <text:p>796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2500" calcext:value-type="float">
            <text:p>162500</text:p>
          </table:table-cell>
          <table:table-cell office:value-type="float" office:value="165625" calcext:value-type="float">
            <text:p>1656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6875" calcext:value-type="float">
            <text:p>346875</text:p>
          </table:table-cell>
          <table:table-cell office:value-type="float" office:value="426562" calcext:value-type="float">
            <text:p>42656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65625" calcext:value-type="float">
            <text:p>765625</text:p>
          </table:table-cell>
          <table:table-cell office:value-type="float" office:value="1281250" calcext:value-type="float">
            <text:p>128125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296875" calcext:value-type="float">
            <text:p>1296875</text:p>
          </table:table-cell>
          <table:table-cell office:value-type="float" office:value="1828125" calcext:value-type="float">
            <text:p>182812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562500" calcext:value-type="float">
            <text:p>256250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671875" calcext:value-type="float">
            <text:p>2671875</text:p>
          </table:table-cell>
          <table:table-cell office:value-type="float" office:value="3546875" calcext:value-type="float">
            <text:p>354687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56562500" calcext:value-type="float">
            <text:p>356562500</text:p>
          </table:table-cell>
          <table:table-cell office:value-type="float" office:value="595156250" calcext:value-type="float">
            <text:p>595156250</text:p>
          </table:table-cell>
        </table:table-row>
        <table:table-row table:style-name="ro1" table:number-rows-repeated="52">
          <table:table-cell table:number-columns-repeated="3"/>
        </table:table-row>
        <table:table-row table:style-name="ro1">
          <table:table-cell office:value-type="string" calcext:value-type="string">
            <text:p>average c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7" calcext:value-type="float">
            <text:p>1.7</text:p>
          </table:table-cell>
          <table:table-cell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6.3" calcext:value-type="float">
            <text:p>6.3</text:p>
          </table:table-cell>
          <table:table-cell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4.5" calcext:value-type="float">
            <text:p>14.5</text:p>
          </table:table-cell>
          <table:table-cell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33.6" calcext:value-type="float">
            <text:p>33.6</text:p>
          </table:table-cell>
          <table:table-cell/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74.4" calcext:value-type="float">
            <text:p>74.4</text:p>
          </table:table-cell>
          <table:table-cell/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148.1" calcext:value-type="float">
            <text:p>148.1</text:p>
          </table:table-cell>
          <table:table-cell/>
        </table:table-row>
        <table:table-row table:style-name="ro1">
          <table:table-cell office:value-type="float" office:value="1024000" calcext:value-type="float">
            <text:p>1024000</text:p>
          </table:table-cell>
          <table:table-cell office:value-type="float" office:value="321.9" calcext:value-type="float">
            <text:p>321.9</text:p>
          </table:table-cell>
          <table:table-cell/>
        </table:table-row>
        <table:table-row table:style-name="ro1">
          <table:table-cell office:value-type="float" office:value="2048000" calcext:value-type="float">
            <text:p>2048000</text:p>
          </table:table-cell>
          <table:table-cell office:value-type="float" office:value="755.3" calcext:value-type="float">
            <text:p>755.3</text:p>
          </table:table-cell>
          <table:table-cell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 calcext:value-type="string">
            <text:p>worst case l=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8" calcext:value-type="float">
            <text:p>8.8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.4" calcext:value-type="float">
            <text:p>11.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7.8" calcext:value-type="float">
            <text:p>47.8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3.8" calcext:value-type="float">
            <text:p>93.8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84.4" calcext:value-type="float">
            <text:p>184.4</text:p>
          </table:table-cell>
          <table:table-cell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41.6" calcext:value-type="float">
            <text:p>341.6</text:p>
          </table:table-cell>
          <table:table-cell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702.7" calcext:value-type="float">
            <text:p>702.7</text:p>
          </table:table-cell>
          <table:table-cell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326.4" calcext:value-type="float">
            <text:p>1326.4</text:p>
          </table:table-cell>
          <table:table-cell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3146.1" calcext:value-type="float">
            <text:p>3146.1</text:p>
          </table:table-cell>
          <table:table-cell/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6779.8" calcext:value-type="float">
            <text:p>6779.8</text:p>
          </table:table-cell>
          <table:table-cell/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14234.1" calcext:value-type="float">
            <text:p>14234.1</text:p>
          </table:table-cell>
          <table:table-cell/>
        </table:table-row>
        <table:table-row table:style-name="ro1">
          <table:table-cell office:value-type="float" office:value="1024000" calcext:value-type="float">
            <text:p>1024000</text:p>
          </table:table-cell>
          <table:table-cell office:value-type="float" office:value="30663.9" calcext:value-type="float">
            <text:p>30663.9</text:p>
          </table:table-cell>
          <table:table-cell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 calcext:value-type="string">
            <text:p>worst case l=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.8" calcext:value-type="float">
            <text:p>19.8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.7" calcext:value-type="float">
            <text:p>39.7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9.4" calcext:value-type="float">
            <text:p>79.4</text:p>
          </table:table-cell>
          <table:table-cell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57.2" calcext:value-type="float">
            <text:p>157.2</text:p>
          </table:table-cell>
          <table:table-cell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18.1" calcext:value-type="float">
            <text:p>318.1</text:p>
          </table:table-cell>
          <table:table-cell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626.4" calcext:value-type="float">
            <text:p>626.4</text:p>
          </table:table-cell>
          <table:table-cell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1373.1" calcext:value-type="float">
            <text:p>1373.1</text:p>
          </table:table-cell>
          <table:table-cell/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3313.9" calcext:value-type="float">
            <text:p>3313.9</text:p>
          </table:table-cell>
          <table:table-cell/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6811.4" calcext:value-type="float">
            <text:p>6811.4</text:p>
          </table:table-cell>
          <table:table-cell/>
        </table:table-row>
        <table:table-row table:style-name="ro1">
          <table:table-cell office:value-type="float" office:value="1024000" calcext:value-type="float">
            <text:p>1024000</text:p>
          </table:table-cell>
          <table:table-cell office:value-type="float" office:value="14702.5" calcext:value-type="float">
            <text:p>14702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/00/0000</text:date>, <text:time style:data-style-name="N2" text:time-value="15:02:27.9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15:49:00.282000000</meta:creation-date>
    <dc:date>2023-11-22T17:26:29.656000000</dc:date>
    <meta:editing-duration>PT9H49M56S</meta:editing-duration>
    <meta:editing-cycles>9</meta:editing-cycles>
    <meta:generator>LibreOffice/7.6.2.1$Windows_X86_64 LibreOffice_project/56f7684011345957bbf33a7ee678afaf4d2ba333</meta:generator>
    <meta:document-statistic meta:table-count="1" meta:cell-count="140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666666" draw:fill-color="#666666"/>
      <style:text-properties fo:font-size="10pt" style:font-size-asian="10pt" style:font-size-complex="10pt"/>
    </style:style>
    <style:style style:name="ch10" style:family="chart">
      <style:chart-properties chart:regression-moving-type="prior"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cm" svg:stroke-color="#80808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212cm" svg:height="24.869cm" xlink:href=".." xlink:type="simple" chart:class="chart:scatter" chart:column-mapping="0 1" chart:style-name="ch1">
        <chart:legend chart:legend-position="end" svg:x="40.116cm" svg:y="11.388cm" style:legend-expansion="high" chart:style-name="ch2"/>
        <chart:plot-area chart:style-name="ch3" table:cell-range-address="Sheet1.A2:Sheet1.C17" chart:data-source-has-labels="both" svg:x="0.884cm" svg:y="0.497cm" svg:width="38.348cm" svg:height="23.875cm">
          <chart:coordinate-region svg:x="2.802cm" svg:y="0.696cm" svg:width="35.78cm" svg:height="23.029cm"/>
          <chart:axis chart:dimension="x" chart:name="primary-x" chart:style-name="ch4" chartooo:axis-type="auto">
            <chart:categories table:cell-range-address="Sheet1.A3:Sheet1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7" chart:label-cell-address="Sheet1.B2:Sheet1.B2" chart:class="chart:scatter">
            <chart:domain table:cell-range-address="Sheet1.A3:Sheet1.A17"/>
            <chart:regression-curve chart:style-name="ch8"/>
            <chart:data-point chart:repeated="15"/>
          </chart:series>
          <chart:series chart:style-name="ch9" chart:values-cell-range-address="Sheet1.C3:Sheet1.C17" chart:label-cell-address="Sheet1.C2:Sheet1.C2" chart:class="chart:scatter">
            <chart:regression-curve chart:style-name="ch10"/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171</text:p>
                <draw:g>
                  <svg:desc>Sheet1.B2:Sheet1.B2</svg:desc>
                </draw:g>
              </table:table-cell>
              <table:table-cell office:value-type="string">
                <text:p>2015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5">
                <text:p>15</text:p>
                <draw:g>
                  <svg:desc>Sheet1.A3:Sheet1.A17</svg:desc>
                </draw:g>
              </table:table-cell>
              <table:table-cell office:value-type="float" office:value="15">
                <text:p>15</text:p>
                <draw:g>
                  <svg:desc>Sheet1.A3:Sheet1.A17</svg:desc>
                </draw:g>
              </table:table-cell>
              <table:table-cell office:value-type="float" office:value="2546">
                <text:p>2546</text:p>
                <draw:g>
                  <svg:desc>Sheet1.B3:Sheet1.B17</svg:desc>
                </draw:g>
              </table:table-cell>
              <table:table-cell office:value-type="float" office:value="2281">
                <text:p>2281</text:p>
                <draw:g>
                  <svg:desc>Sheet1.C3:Sheet1.C17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593">
                <text:p>3593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867">
                <text:p>3867</text:p>
              </table:table-cell>
              <table:table-cell office:value-type="float" office:value="3554">
                <text:p>355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648">
                <text:p>4648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277">
                <text:p>4277</text:p>
              </table:table-cell>
              <table:table-cell office:value-type="float" office:value="4843">
                <text:p>484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375">
                <text:p>5375</text:p>
              </table:table-cell>
              <table:table-cell office:value-type="float" office:value="5781">
                <text:p>57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125">
                <text:p>8125</text:p>
              </table:table-cell>
              <table:table-cell office:value-type="float" office:value="11562">
                <text:p>1156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60937">
                <text:p>60937</text:p>
              </table:table-cell>
              <table:table-cell office:value-type="float" office:value="79687">
                <text:p>7968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62500">
                <text:p>162500</text:p>
              </table:table-cell>
              <table:table-cell office:value-type="float" office:value="165625">
                <text:p>16562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346875">
                <text:p>346875</text:p>
              </table:table-cell>
              <table:table-cell office:value-type="float" office:value="426562">
                <text:p>42656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765625">
                <text:p>765625</text:p>
              </table:table-cell>
              <table:table-cell office:value-type="float" office:value="1281250">
                <text:p>128125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1296875">
                <text:p>1296875</text:p>
              </table:table-cell>
              <table:table-cell office:value-type="float" office:value="1828125">
                <text:p>182812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2000000">
                <text:p>2000000</text:p>
              </table:table-cell>
              <table:table-cell office:value-type="float" office:value="2562500">
                <text:p>2562500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2000">
                <text:p>12000</text:p>
              </table:table-cell>
              <table:table-cell office:value-type="float" office:value="2671875">
                <text:p>2671875</text:p>
              </table:table-cell>
              <table:table-cell office:value-type="float" office:value="3546875">
                <text:p>354687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356562500">
                <text:p>356562500</text:p>
              </table:table-cell>
              <table:table-cell office:value-type="float" office:value="595156250">
                <text:p>5951562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476cm" svg:height="25.633cm" xlink:href=".." xlink:type="simple" chart:class="chart:scatter" chart:style-name="ch1">
        <chart:legend chart:legend-position="end" svg:x="38.213cm" svg:y="12.517cm" style:legend-expansion="high" chart:style-name="ch2"/>
        <chart:plot-area chart:style-name="ch3" table:cell-range-address="Sheet1.A72:Sheet1.B85" chart:data-source-has-labels="column" svg:x="0.809cm" svg:y="0.512cm" svg:width="36.595cm" svg:height="24.609cm">
          <chart:coordinate-region svg:x="1.801cm" svg:y="0.712cm" svg:width="34.86cm" svg:height="23.762cm"/>
          <chart:axis chart:dimension="x" chart:name="primary-x" chart:style-name="ch4" chartooo:axis-type="auto">
            <chart:categories table:cell-range-address="Sheet1.A72:Sheet1.A8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2:Sheet1.B85" chart:class="chart:scatter">
            <chart:domain table:cell-range-address="Sheet1.A72:Sheet1.A85"/>
            <chart:data-point chart:repeated="4"/>
            <chart:data-point chart:style-name="ch8" chart:repeated="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Sheet1.A72:Sheet1.A85</svg:desc>
                </draw:g>
              </table:table-cell>
              <table:table-cell office:value-type="float" office:value="0.2">
                <text:p>0.2</text:p>
                <draw:g>
                  <svg:desc>Sheet1.B72:Sheet1.B85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512000">
                <text:p>512000</text:p>
              </table:table-cell>
              <table:table-cell office:value-type="float" office:value="148.1">
                <text:p>148.1</text:p>
              </table:table-cell>
            </table:table-row>
            <table:table-row>
              <table:table-cell office:value-type="float" office:value="1024000">
                <text:p>1024000</text:p>
              </table:table-cell>
              <table:table-cell office:value-type="float" office:value="321.9">
                <text:p>321.9</text:p>
              </table:table-cell>
            </table:table-row>
            <table:table-row>
              <table:table-cell office:value-type="float" office:value="2048000">
                <text:p>2048000</text:p>
              </table:table-cell>
              <table:table-cell office:value-type="float" office:value="755.3">
                <text:p>755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width="0.0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923cm" svg:height="16.629cm" xlink:href=".." xlink:type="simple" chart:class="chart:scatter" chart:style-name="ch1">
        <chart:legend chart:legend-position="end" svg:x="30.648cm" svg:y="7.766cm" style:legend-expansion="high" chart:style-name="ch2"/>
        <chart:plot-area chart:style-name="ch3" table:cell-range-address="Sheet1.A125:Sheet1.B138" chart:data-source-has-labels="row" svg:x="0.678cm" svg:y="0.332cm" svg:width="29.292cm" svg:height="15.965cm">
          <chart:coordinate-region svg:x="2.04cm" svg:y="0.531cm" svg:width="27.187cm" svg:height="15.1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26:Sheet1.B138" chart:label-cell-address="Sheet1.B125:Sheet1.B125" chart:class="chart:scatter">
            <chart:domain table:cell-range-address="Sheet1.A126:Sheet1.A138"/>
            <chart:regression-curve chart:style-name="ch8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B125:Sheet1.B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1.A126:Sheet1.A138</svg:desc>
                </draw:g>
              </table:table-cell>
              <table:table-cell office:value-type="float" office:value="8.8">
                <text:p>8.8</text:p>
                <draw:g>
                  <svg:desc>Sheet1.B126:Sheet1.B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">
                <text:p>8000</text:p>
              </table:table-cell>
              <table:table-cell office:value-type="float" office:value="184.4">
                <text:p>184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">
                <text:p>16000</text:p>
              </table:table-cell>
              <table:table-cell office:value-type="float" office:value="341.6">
                <text:p>341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702.7">
                <text:p>702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000">
                <text:p>64000</text:p>
              </table:table-cell>
              <table:table-cell office:value-type="float" office:value="1326.4">
                <text:p>1326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000">
                <text:p>128000</text:p>
              </table:table-cell>
              <table:table-cell office:value-type="float" office:value="3146.1">
                <text:p>314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6000">
                <text:p>256000</text:p>
              </table:table-cell>
              <table:table-cell office:value-type="float" office:value="6779.8">
                <text:p>6779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2000">
                <text:p>512000</text:p>
              </table:table-cell>
              <table:table-cell office:value-type="float" office:value="14234.1">
                <text:p>14234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4000">
                <text:p>1024000</text:p>
              </table:table-cell>
              <table:table-cell office:value-type="float" office:value="30663.9">
                <text:p>30663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width="0.0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702cm" svg:height="18.913cm" xlink:href=".." xlink:type="simple" chart:class="chart:scatter" chart:style-name="ch1">
        <chart:legend chart:legend-position="end" svg:x="30.321cm" svg:y="8.908cm" style:legend-expansion="high" chart:style-name="ch2"/>
        <chart:plot-area chart:style-name="ch3" table:cell-range-address="Sheet1.A177:Sheet1.B191" chart:data-source-has-labels="row" svg:x="0.674cm" svg:y="0.378cm" svg:width="28.973cm" svg:height="18.157cm">
          <chart:coordinate-region svg:x="2.036cm" svg:y="0.577cm" svg:width="26.868cm" svg:height="17.3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79:Sheet1.B191" chart:label-cell-address="Sheet1.B177:Sheet1.B178" chart:class="chart:scatter">
            <chart:domain table:cell-range-address="Sheet1.A179:Sheet1.A191"/>
            <chart:regression-curve chart:style-name="ch8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text:list>
                  <text:list-item>
                    <text:p/>
                  </text:list-item>
                  <text:list-item>
                    <text:p>time</text:p>
                  </text:list-item>
                </text:list>
                <draw:g>
                  <svg:desc>Sheet1.B177:Sheet1.B1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1.A179:Sheet1.A191</svg:desc>
                </draw:g>
              </table:table-cell>
              <table:table-cell office:value-type="float" office:value="6.6">
                <text:p>6.6</text:p>
                <draw:g>
                  <svg:desc>Sheet1.B179:Sheet1.B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">
                <text:p>8000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">
                <text:p>16000</text:p>
              </table:table-cell>
              <table:table-cell office:value-type="float" office:value="157.2">
                <text:p>15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318.1">
                <text:p>318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000">
                <text:p>64000</text:p>
              </table:table-cell>
              <table:table-cell office:value-type="float" office:value="626.4">
                <text:p>626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000">
                <text:p>128000</text:p>
              </table:table-cell>
              <table:table-cell office:value-type="float" office:value="1373.1">
                <text:p>1373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6000">
                <text:p>256000</text:p>
              </table:table-cell>
              <table:table-cell office:value-type="float" office:value="3313.9">
                <text:p>3313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2000">
                <text:p>512000</text:p>
              </table:table-cell>
              <table:table-cell office:value-type="float" office:value="6811.4">
                <text:p>681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4000">
                <text:p>1024000</text:p>
              </table:table-cell>
              <table:table-cell office:value-type="float" office:value="14702.5">
                <text:p>14702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446cm" svg:height="23.987cm" xlink:href=".." xlink:type="simple" chart:class="chart:scatter" chart:style-name="ch1">
        <chart:legend chart:legend-position="end" svg:x="32.183cm" svg:y="11.445cm" style:legend-expansion="high" chart:style-name="ch2"/>
        <chart:plot-area chart:style-name="ch3" table:cell-range-address="Sheet1.A177:Sheet1.B191 Sheet1.B126:Sheet1.B138" chart:data-source-has-labels="row" svg:x="0.688cm" svg:y="0.479cm" svg:width="30.807cm" svg:height="23.029cm">
          <chart:coordinate-region svg:x="1.865cm" svg:y="0.678cm" svg:width="28.888cm" svg:height="22.1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79:Sheet1.B191" chart:label-cell-address="Sheet1.B177:Sheet1.B178" chart:class="chart:scatter">
            <chart:domain table:cell-range-address="Sheet1.A179:Sheet1.A191"/>
            <chart:data-point chart:repeated="13"/>
          </chart:series>
          <chart:series chart:style-name="ch8" chart:values-cell-range-address="Sheet1.B126:Sheet1.B138" chart:class="chart:scatter">
            <chart:domain table:cell-range-address="Sheet1.A126:Sheet1.A138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text:list>
                  <text:list-item>
                    <text:p/>
                  </text:list-item>
                  <text:list-item>
                    <text:p>time</text:p>
                  </text:list-item>
                </text:list>
                <draw:g>
                  <svg:desc>Sheet1.B177:Sheet1.B17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1.A179:Sheet1.A191</svg:desc>
                </draw:g>
              </table:table-cell>
              <table:table-cell office:value-type="float" office:value="6.6">
                <text:p>6.6</text:p>
                <draw:g>
                  <svg:desc>Sheet1.B179:Sheet1.B191</svg:desc>
                </draw:g>
              </table:table-cell>
              <table:table-cell office:value-type="float" office:value="250">
                <text:p>250</text:p>
                <draw:g>
                  <svg:desc>Sheet1.A126:Sheet1.A138</svg:desc>
                </draw:g>
              </table:table-cell>
              <table:table-cell office:value-type="float" office:value="8.8">
                <text:p>8.8</text:p>
                <draw:g>
                  <svg:desc>Sheet1.B126:Sheet1.B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5.6">
                <text:p>5.6</text:p>
              </table:table-cell>
              <table:table-cell office:value-type="float" office:value="500">
                <text:p>50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0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9.8">
                <text:p>19.8</text:p>
              </table:table-cell>
              <table:table-cell office:value-type="float" office:value="2000">
                <text:p>2000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39.7">
                <text:p>39.7</text:p>
              </table:table-cell>
              <table:table-cell office:value-type="float" office:value="4000">
                <text:p>4000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">
                <text:p>8000</text:p>
              </table:table-cell>
              <table:table-cell office:value-type="float" office:value="79.4">
                <text:p>79.4</text:p>
              </table:table-cell>
              <table:table-cell office:value-type="float" office:value="8000">
                <text:p>8000</text:p>
              </table:table-cell>
              <table:table-cell office:value-type="float" office:value="184.4">
                <text:p>184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">
                <text:p>16000</text:p>
              </table:table-cell>
              <table:table-cell office:value-type="float" office:value="157.2">
                <text:p>157.2</text:p>
              </table:table-cell>
              <table:table-cell office:value-type="float" office:value="16000">
                <text:p>16000</text:p>
              </table:table-cell>
              <table:table-cell office:value-type="float" office:value="341.6">
                <text:p>341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318.1">
                <text:p>318.1</text:p>
              </table:table-cell>
              <table:table-cell office:value-type="float" office:value="32000">
                <text:p>32000</text:p>
              </table:table-cell>
              <table:table-cell office:value-type="float" office:value="702.7">
                <text:p>702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000">
                <text:p>64000</text:p>
              </table:table-cell>
              <table:table-cell office:value-type="float" office:value="626.4">
                <text:p>626.4</text:p>
              </table:table-cell>
              <table:table-cell office:value-type="float" office:value="64000">
                <text:p>64000</text:p>
              </table:table-cell>
              <table:table-cell office:value-type="float" office:value="1326.4">
                <text:p>1326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000">
                <text:p>128000</text:p>
              </table:table-cell>
              <table:table-cell office:value-type="float" office:value="1373.1">
                <text:p>1373.1</text:p>
              </table:table-cell>
              <table:table-cell office:value-type="float" office:value="128000">
                <text:p>128000</text:p>
              </table:table-cell>
              <table:table-cell office:value-type="float" office:value="3146.1">
                <text:p>314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6000">
                <text:p>256000</text:p>
              </table:table-cell>
              <table:table-cell office:value-type="float" office:value="3313.9">
                <text:p>3313.9</text:p>
              </table:table-cell>
              <table:table-cell office:value-type="float" office:value="256000">
                <text:p>256000</text:p>
              </table:table-cell>
              <table:table-cell office:value-type="float" office:value="6779.8">
                <text:p>6779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2000">
                <text:p>512000</text:p>
              </table:table-cell>
              <table:table-cell office:value-type="float" office:value="6811.4">
                <text:p>6811.4</text:p>
              </table:table-cell>
              <table:table-cell office:value-type="float" office:value="512000">
                <text:p>512000</text:p>
              </table:table-cell>
              <table:table-cell office:value-type="float" office:value="14234.1">
                <text:p>14234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4000">
                <text:p>1024000</text:p>
              </table:table-cell>
              <table:table-cell office:value-type="float" office:value="14702.5">
                <text:p>14702.5</text:p>
              </table:table-cell>
              <table:table-cell office:value-type="float" office:value="1024000">
                <text:p>1024000</text:p>
              </table:table-cell>
              <table:table-cell office:value-type="float" office:value="30663.9">
                <text:p>30663.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